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2.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3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7.437cm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1.973cm" fo:min-width="2.35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12cm" fo:min-width="11.88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12cm" fo:min-width="17.915cm"/>
      <style:paragraph-properties style:writing-mode="lr-tb"/>
    </style:style>
    <style:style style:name="gr8" style:family="graphic" style:parent-style-name="standard">
      <style:graphic-properties draw:fill-color="#ff3838" draw:textarea-horizontal-align="justify" draw:textarea-vertical-align="middle" draw:auto-grow-height="false" fo:min-height="12.768cm" fo:min-width="16.6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383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loext:graphic-properties draw:fill-color="#ff3838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style:letter-kerning="true" style:font-name-asian="Noto Sans CJK SC" style:font-size-asian="14pt" style:font-style-asian="normal" style:font-name-complex="Noto Sans Devanagari" style:font-size-complex="14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223cm" svg:x="4.81cm" svg:y="26.082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3.485cm" svg:x="7.985cm" svg:y="24.82cm">
          <text:p text:style-name="P2"><text:span text:style-name="T1">Apache2</text:span><text:span text:style-name="T1"><text:line-break/></text:span><text:span text:style-name="T1">(serves up file URLs straight to the browser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37cm" svg:height="2.223cm" svg:x="11.795cm" svg:y="26.082cm">
          <text:p text:style-name="P1">.htaccess<text:line-break/>RewriteRule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857cm" svg:height="2.223cm" svg:x="1.317cm" svg:y="26.082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175cm" svg:y1="27.352cm" svg:x2="4.81cm" svg:y2="27.352cm">
          <text:p/>
        </draw:line>
        <draw:line draw:style-name="gr5" draw:text-style-name="P4" draw:layer="layout" svg:x1="11.16cm" svg:y1="26.4cm" svg:x2="11.795cm" svg:y2="26.4cm">
          <text:p/>
        </draw:line>
        <draw:line draw:style-name="gr5" draw:text-style-name="P4" draw:layer="layout" svg:x1="4.175cm" svg:y1="27.352cm" svg:x2="4.81cm" svg:y2="27.352cm">
          <text:p/>
        </draw:line>
        <draw:line draw:style-name="gr5" draw:text-style-name="P4" draw:layer="layout" svg:x1="7.35cm" svg:y1="26.4cm" svg:x2="7.985cm" svg:y2="26.082cm">
          <text:p/>
        </draw:line>
        <draw:custom-shape draw:style-name="gr6" draw:text-style-name="P5" draw:layer="layout" svg:width="12.382cm" svg:height="4.762cm" svg:x="6.715cm" svg:y="19.733cm">
          <text:p text:style-name="P1"><text:span text:style-name="T2">For non-AJAX requests, </text:span><text:span text:style-name="T3">index.php</text:span><text:span text:style-name="T2"> loads</text:span><text:span text:style-name="T2"><text:line-break/></text:span><text:span text:style-name="T2">logic.business/class.NicerAppWebOS.php</text:span><text:span text:style-name="T2"><text:line-break/></text:span><text:span text:style-name="T2">class NicerAppWebOS-&gt;</text:span><text:span text:style-name="T3">getSite()</text:span><text:span text:style-name="T2"> </text:span><text:span text:style-name="T2"><text:line-break/></text:span><text:span text:style-name="T2">which loads the core functionality and calls </text:span><text:span text:style-name="T2"><text:line-break/></text:span><text:span text:style-name="T2">class NicerAppWebOS-&gt;getContent(</text:span><text:span text:style-name="T3">null</text:span><text:span text:style-name="T2">,</text:span><text:span text:style-name="T3"> $viewID)</text:span><text:span text:style-name="T3"><text:line-break/></text:span><text:span text:style-name="T3"><text:line-break/></text:span><text:span text:style-name="T3">getContent() </text:span><text:span text:style-name="T4">looks up </text:span><text:span text:style-name="T3">$viewID </text:span><text:span text:style-name="T4">in the couchdb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065cm" svg:y1="26.082cm" svg:x2="13.065cm" svg:y2="24.495cm">
          <text:p/>
        </draw:line>
        <draw:line draw:style-name="gr5" draw:text-style-name="P4" draw:layer="layout" svg:x1="6.715cm" svg:y1="22.272cm" svg:x2="3.54cm" svg:y2="26.082cm">
          <text:p/>
        </draw:line>
        <draw:custom-shape draw:style-name="gr7" draw:text-style-name="P5" draw:layer="layout" svg:width="18.415cm" svg:height="4.762cm" svg:x="1.317cm" svg:y="1.318cm">
          <text:p text:style-name="P1"><text:span text:style-name="T2">For AJAX requests, </text:span><text:span text:style-name="T3">ajax_getContent.php</text:span><text:span text:style-name="T2"> loads</text:span><text:span text:style-name="T2"><text:line-break/></text:span><text:span text:style-name="T2">logic.business/class.NicerAppWebOS.php</text:span><text:span text:style-name="T2"><text:line-break/></text:span><text:span text:style-name="T2">calls </text:span><text:span text:style-name="T2"><text:line-break/></text:span><text:span text:style-name="T2">class NicerAppWebOS-&gt;</text:span><text:span text:style-name="T3">getContent($divID, $viewID)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415cm" svg:y1="26.082cm" svg:x2="19.415cm" svg:y2="6.08cm">
          <text:p/>
        </draw:line>
        <draw:line draw:style-name="gr5" draw:text-style-name="P4" draw:layer="layout" svg:x1="1.635cm" svg:y1="6.08cm" svg:x2="1.635cm" svg:y2="26.082cm">
          <text:p/>
        </draw:line>
        <draw:line draw:style-name="gr5" draw:text-style-name="P4" draw:layer="layout" svg:x1="7.985cm" svg:y1="25.13cm" svg:x2="4.175cm" svg:y2="26.082cm">
          <text:p/>
        </draw:line>
        <draw:custom-shape draw:style-name="gr8" draw:text-style-name="P7" draw:layer="layout" svg:width="17.145cm" svg:height="13.018cm" svg:x="1.952cm" svg:y="6.397cm">
          <text:p text:style-name="P5"><text:span text:style-name="T2">Browser JS global namespace</text:span><text:span text:style-name="T2"><text:line-break/></text:span><text:span text:style-name="T2">var na = NicerApp_WebOS = new naSite(desktopDefinition)</text:span><text:span text:style-name="T2"><text:line-break/></text:span><text:span text:style-name="T2"><text:line-break/></text:span><text:span text:style-name="T2">na.loadModule(url, appName, jsClassName, jsVarName) will load the javascript class indicated by jsClassName into jsVarName -through a </text:span><text:span text:style-name="T3">well-filtered</text:span><text:span text:style-name="T2"> eval() call- from a js module file indicated by the url parameter.</text:span></text:p>
          <text:p text:style-name="P5"><text:span text:style-name="T2"/></text:p>
          <text:p text:style-name="P6"><text:span text:style-name="T5">&lt;DIV&gt; content is loaded via an AJAX call </text:span><text:span text:style-name="T5"><text:line-break/></text:span><text:span text:style-name="T5">and PHP class NicerAppWebOS-&gt;getContent($divID, $viewID) </text:span><text:span text:style-name="T5"><text:line-break/></text:span><text:span text:style-name="T5">into </text:span><text:span text:style-name="T6">na.apps[appName].settings.content[divID] </text:span><text:span text:style-name="T7">by </text:span><text:span text:style-name="T6">na.loadContent()</text:span><text:span text:style-name="T7"><text:line-break/></text:span><text:span text:style-name="T7"><text:line-break/></text:span><text:span text:style-name="T7">the URL of the page is set simply to </text:span><text:span text:style-name="T6">/view/$viewID</text:span><text:span text:style-name="T7"> or </text:span><text:span text:style-name="T6">/$seoValue </text:span><text:span text:style-name="T7">upon each and every display change, whether that be the showing/hiding of a dialog/window, or some content or an app getting loaded.</text:span><text:span text:style-name="T7"><text:line-break/></text:span><text:span text:style-name="T7"><text:line-break/></text:span><text:span text:style-name="T4">PHP class NicerAppWebOS-&gt;updateView ($viewID, $viewSettings) </text:span><text:span text:style-name="T4"><text:line-break/></text:span><text:span text:style-name="T4">is responsible for updating a view. </text:span><text:span text:style-name="T4"><text:line-break/></text:span><text:span text:style-name="T4">If $viewID is null, a new $viewID is created (and checked not to exist in the couchdb already). $viewSettings is a JSON array, containing the settings for at least one $appName and one $divID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222cm" svg:y1="26.082cm" svg:x2="3.222cm" svg:y2="1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1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31T20:44:26.232746770</meta:creation-date>
    <dc:date>2023-12-31T21:54:43.930856871</dc:date>
    <meta:editing-duration>PT17M58S</meta:editing-duration>
    <meta:editing-cycles>2</meta:editing-cycles>
    <meta:generator>LibreOffice/7.3.7.2$Linux_X86_64 LibreOffice_project/30$Build-2</meta:generator>
    <meta:document-statistic meta:object-count="17"/>
  </office:meta>
</office:document-meta>
</file>